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#fe7f00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4.56 продать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27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41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41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41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41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41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41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473.91</text:p>
          </table:table-cell>
          <table:table-cell table:number-columns-repeated="2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41" table:number-columns-repeated="2"/>
          <table:table-cell table:number-columns-repeated="3"/>
          <table:table-cell table:style-name="Default"/>
          <table:table-cell table:number-columns-repeated="2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6100.26</text:p>
          </table:table-cell>
          <table:table-cell table:style-name="ce47" office:value-type="string" calcext:value-type="string">
            <text:p>91.26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20</text:p>
          </table:table-cell>
          <table:table-cell table:style-name="ce4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2</text:p>
          </table:table-cell>
          <table:table-cell table:style-name="ce4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3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7.04</text:p>
          </table:table-cell>
          <table:table-cell table:style-name="ce4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7T7 ( СФО ТБ-3 j,01)</text:p>
          </table:table-cell>
          <table:table-cell table:number-columns-repeated="5"/>
          <table:table-cell table:style-name="ce41" table:number-columns-repeated="2"/>
          <table:table-cell table:number-columns-repeated="4"/>
          <table:table-cell table:style-name="Default"/>
          <table:table-cell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10181.03</text:p>
          </table:table-cell>
          <table:table-cell table:style-name="ce47" office:value-type="string" calcext:value-type="string">
            <text:p>166.03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4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4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5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 table:number-rows-repeated="2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table:style-name="ce41"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table:style-name="ce41"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table:style-name="ce41"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table:style-name="ce41"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41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41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41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41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table:style-name="ce41"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41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41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 table:number-rows-repeated="10482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5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.00.0000</text:date>, <text:time style:data-style-name="N2" text:time-value="20:41:54.40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11T20:46:50.398000000</dc:date>
    <meta:editing-duration>P6DT6H44M29S</meta:editing-duration>
    <meta:editing-cycles>2467</meta:editing-cycles>
    <meta:document-statistic meta:table-count="6" meta:cell-count="13717" meta:object-count="0"/>
  </office:meta>
</office:document-meta>
</file>